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tracked-changes>
        <text:changed-region text:id="ct150030600">
          <text:insertion>
            <office:change-info>
              <dc:creator>inconnu</dc:creator>
              <dc:date>2007-04-20T22:41:00</dc:date>
            </office:change-info>
          </text:insertion>
        </text:changed-region>
        <text:changed-region text:id="ct157301160">
          <text:insertion>
            <office:change-info>
              <dc:creator>inconnu</dc:creator>
              <dc:date>2007-04-20T23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ure creative act does not expect any <text:change-start text:change-id="ct150030600"/>IWillTellYouWhatInAMoment<text:change-end text:change-id="ct150030600"/>.</text:p>
      <text:p text:style-name="P1"><office:annotation><dc:date>2007-04-20T00:00:00</dc:date><text:p>do text for i in range(3)</text:p></office:annotation>It just claims at being spread without any limitation (<text:change-start text:change-id="ct157301160"/>i<text:change-end text:change-id="ct157301160"/>).</text:p>
      <text:p text:style-name="Standard"><text:span text:style-name="T1"><office:annotation><dc:date>2007-04-20T00:00:00</dc:date><text:p>do text if (not beingPaidForIt)</text:p></office:annotation></text:span><text:span text:style-name="T1">You may obtain results as weird as </text:span><text:a xlink:type="simple" xlink:href="http://nullid.org/"><text:span text:style-name="T2">http://nullid.org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20T21:43:58</meta:creation-date>
    <dc:date>2007-04-21T01:01:34</dc:date>
    <dc:language>fr-FR</dc:language>
    <meta:editing-cycles>3</meta:editing-cycles>
    <meta:editing-duration>PT2H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8" meta:character-count="178"/>
  </office:meta>
</office:document-meta>
</file>